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c3c3c" style:font-name="Times new roman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8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font-name="Times new roman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3333" style:font-name="Times new roman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font-name="Times new roman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style:font-name="Times new roma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3.91mm" svg:height="96.82mm" svg:x="0.83mm" svg:y="66.14mm">
            <loext:p draw:notify-on-update-of-ranges="Лист1.A4:Лист1.A14 Лист1.B2:Лист1.B2 Лист1.B4:Лист1.B14 Лист1.C2:Лист1.C2 Лист1.C4:Лист1.C14 Лист1.D2:Лист1.D2 Лист1.D4:Лист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u 0,95</text:p>
          </table:table-cell>
          <table:table-cell office:value-type="string" calcext:value-type="string">
            <text:p>Mu 0,97</text:p>
          </table:table-cell>
          <table:table-cell office:value-type="string" calcext:value-type="string">
            <text:p>Mu 0,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0" calcext:value-type="float">
            <text:p>880</text:p>
          </table:table-cell>
          <table:table-cell office:value-type="float" office:value="879" calcext:value-type="float">
            <text:p>879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975" calcext:value-type="float">
            <text:p>975</text:p>
          </table:table-cell>
        </table:table-row>
      </table:table>
      <table:table table:name="Лист2" table:style-name="ta1"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3" table:default-cell-style-name="ce1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SS <text:s/>- </text:p>
          </table:table-cell>
          <table:table-cell office:value-type="string" calcext:value-type="string">
            <text:p>System state</text:p>
          </table:table-cell>
          <table:table-cell table:number-columns-repeated="4"/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T <text:s/>- </text:p>
          </table:table-cell>
          <table:table-cell office:value-type="string" calcext:value-type="string">
            <text:p>Elapsed ticks</text:p>
          </table:table-cell>
          <table:table-cell table:number-columns-repeated="4"/>
          <table:table-cell table:style-name="ce4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oR - </text:p>
          </table:table-cell>
          <table:table-cell office:value-type="string" calcext:value-type="string">
            <text:p>Amount</text:p>
          </table:table-cell>
          <table:table-cell table:style-name="ce5" office:value-type="string" calcext:value-type="string">
            <text:p>of requests</text:p>
          </table:table-cell>
          <table:table-cell office:value-type="string" calcext:value-type="string">
            <text:p>in</text:p>
          </table:table-cell>
          <table:table-cell table:style-name="ce5" office:value-type="string" calcext:value-type="string">
            <text:p>queue</text:p>
          </table:table-cell>
          <table:table-cell/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SS </text:p>
          </table:table-cell>
          <table:table-cell table:style-name="ce2" office:value-type="string" calcext:value-type="string">
            <text:p>λ </text:p>
          </table:table-cell>
          <table:table-cell table:style-name="ce6" office:value-type="string" calcext:value-type="string">
            <text:p>μ </text:p>
          </table:table-cell>
          <table:table-cell table:style-name="ce8" office:value-type="string" calcext:value-type="string">
            <text:p>ET </text:p>
          </table:table-cell>
          <table:table-cell table:style-name="ce8" office:value-type="string" calcext:value-type="string">
            <text:p>AoR</text:p>
          </table:table-cell>
          <table:table-cell table:style-name="ce10" office:value-type="string" calcext:value-type="string">
            <text:p>μ </text:p>
          </table:table-cell>
          <table:table-cell table:style-name="ce12" office:value-type="string" calcext:value-type="string">
            <text:p>AoR</text:p>
          </table:table-cell>
          <table:table-cell table:style-name="ce14" office:value-type="string" calcext:value-type="string">
            <text:p>μ </text:p>
          </table:table-cell>
          <table:table-cell table:style-name="ce16" office:value-type="string" calcext:value-type="string">
            <text:p>AoR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287" calcext:value-type="float">
            <text:p>287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359" calcext:value-type="float">
            <text:p>359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575" calcext:value-type="float">
            <text:p>575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611" calcext:value-type="float">
            <text:p>61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683" calcext:value-type="float">
            <text:p>68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719" calcext:value-type="float">
            <text:p>719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827" calcext:value-type="float">
            <text:p>827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863" calcext:value-type="float">
            <text:p>863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899" calcext:value-type="float">
            <text:p>899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935" calcext:value-type="float">
            <text:p>935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busy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0.95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1.1</text:p>
          </table:table-cell>
          <table:table-cell table:style-name="ce17" office:value-type="float" office:value="0" calcext:value-type="float">
            <text:p>0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Statisic of requests <text:s/>= 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tisic of handling <text:s/>= 2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tisic of requests <text:s/>= 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tisic of handling <text:s/>= 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tisic of requests <text:s/>= 27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tisic of handling <text:s/>= 27</text:p>
          </table:table-cell>
          <table:table-cell table:number-columns-repeated="1023"/>
        </table:table-row>
        <table:table-row table:style-name="ro1" table:number-rows-repeated="48">
          <table:table-cell table:style-name="ce4" table:number-columns-repeated="3"/>
          <table:table-cell table:number-columns-repeated="102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1">
        <table:table-column table:style-name="co9" table:default-cell-style-name="ce18"/>
        <table:table-column table:style-name="co1" table:number-columns-repeated="4" table:default-cell-style-name="ce18"/>
        <table:table-row table:style-name="ro1">
          <table:table-cell office:value-type="string" calcext:value-type="string">
            <text:p>SS </text:p>
          </table:table-cell>
          <table:table-cell office:value-type="string" calcext:value-type="string">
            <text:p>λ </text:p>
          </table:table-cell>
          <table:table-cell office:value-type="string" calcext:value-type="string">
            <text:p>μ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AoR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isic of requests <text:s/>=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ic of handling <text:s/>= 2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Лист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S </text:p>
          </table:table-cell>
          <table:table-cell office:value-type="string" calcext:value-type="string">
            <text:p>λ </text:p>
          </table:table-cell>
          <table:table-cell office:value-type="string" calcext:value-type="string">
            <text:p>μ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AoR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string" calcext:value-type="string">
            <text:p>1.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isic of requests <text:s/>=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ic of handling <text:s/>= 27</text:p>
          </table:table-cell>
          <table:table-cell table:number-columns-repeated="4"/>
        </table:table-row>
      </table:table>
      <table:table table:name="Sheet5" table:style-name="ta1">
        <table:shapes>
          <draw:frame draw:z-index="0" draw:style-name="gr1" draw:text-style-name="P1" svg:width="194.38mm" svg:height="109.41mm" svg:x="93.34mm" svg:y="126.69mm">
            <loext:p draw:notify-on-update-of-ranges="Sheet5.H16:Sheet5.H26 Sheet5.I15:Sheet5.I15 Sheet5.I16:Sheet5.I26 Sheet5.J15:Sheet5.J15 Sheet5.J16:Sheet5.J26 Sheet5.K15:Sheet5.K15 Sheet5.K16:Sheet5.K26 Sheet5.L15:Sheet5.L15 Sheet5.L16:Sheet5.L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600" calcext:value-type="float">
            <text:p>6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700" calcext:value-type="float">
            <text:p>7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800" calcext:value-type="float">
            <text:p>80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900" calcext:value-type="float">
            <text:p>9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atisic of requests <text:s/>= 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isic of handling <text:s/>= 6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*********************************************</text:p>
          </table:table-cell>
          <table:table-cell table:number-columns-repeated="7"/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 <text:s/>- System state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 <text:s/>- Elapsed ticks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oR - Amount of requests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 </text:p>
          </table:table-cell>
          <table:table-cell office:value-type="string" calcext:value-type="string">
            <text:p>λ </text:p>
          </table:table-cell>
          <table:table-cell office:value-type="string" calcext:value-type="string">
            <text:p>μ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AoR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atisic of requests <text:s/>= 7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isic of handling <text:s/>= 6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*********************************************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S <text:s/>- System st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 <text:s/>- Elapsed tick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oR - Amount of reques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S </text:p>
          </table:table-cell>
          <table:table-cell office:value-type="string" calcext:value-type="string">
            <text:p>λ </text:p>
          </table:table-cell>
          <table:table-cell office:value-type="string" calcext:value-type="string">
            <text:p>μ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A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y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atisic of requests <text:s/>= 7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isic of handling <text:s/>= 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*********************************************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S <text:s/>- System st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 <text:s/>- Elapsed tick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oR - Amount of reques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S </text:p>
          </table:table-cell>
          <table:table-cell office:value-type="string" calcext:value-type="string">
            <text:p>λ </text:p>
          </table:table-cell>
          <table:table-cell office:value-type="string" calcext:value-type="string">
            <text:p>μ 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A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1.1" calcext:value-type="float">
            <text:p>1,1</text:p>
          </table:table-cell>
          <table:table-cell office:value-type="float" office:value="1.5" calcext:value-type="float">
            <text:p>1,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atisic of requests <text:s/>= 7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tisic of handling <text:s/>= 72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 style:data-style-name="N2" text:time-value="15:07:20.06268719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1:19:27.297521459</meta:creation-date>
    <dc:date>2017-04-07T15:29:34.043211103</dc:date>
    <meta:editing-duration>PT32M25S</meta:editing-duration>
    <meta:editing-cycles>13</meta:editing-cycles>
    <meta:generator>LibreOffice/5.2.6.2$Linux_X86_64 LibreOffice_project/20$Build-2</meta:generator>
    <meta:document-statistic meta:table-count="5" meta:cell-count="9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92cm" svg:height="9.683cm" xlink:href=".." xlink:type="simple" chart:class="chart:line" chart:style-name="ch1">
        <chart:title svg:x="6.263cm" svg:y="0.329cm" chart:style-name="ch2">
          <text:p>Lambda = 1.0</text:p>
        </chart:title>
        <chart:legend chart:legend-position="end" svg:x="12.804cm" svg:y="4.044cm" style:legend-expansion="high" chart:style-name="ch3"/>
        <chart:plot-area chart:style-name="ch4" table:cell-range-address="Лист1.A4:Лист1.D14 Лист1.B2:Лист1.D2" chart:data-source-has-labels="both" svg:x="1.318cm" svg:y="1.301cm" svg:width="11.179cm" svg:height="7.208cm">
          <chartooo:coordinate-region svg:x="2.125cm" svg:y="1.5cm" svg:width="9.816cm" svg:height="6.362cm"/>
          <chart:axis chart:dimension="x" chart:name="primary-x" chart:style-name="ch5" chartooo:axis-type="auto">
            <chartooo:date-scale/>
            <chart:title svg:x="5.778cm" svg:y="8.702cm" chart:style-name="ch6">
              <text:p>Elapsed ticks, t</text:p>
            </chart:title>
            <chart:categories table:cell-range-address="Лист1.A4:Лист1.A14"/>
          </chart:axis>
          <chart:axis chart:dimension="y" chart:name="primary-y" chart:style-name="ch5">
            <chart:title svg:x="0.451cm" svg:y="7.224cm" chart:style-name="ch7">
              <text:p>Amount of requests in queue, N</text:p>
            </chart:title>
            <chart:grid chart:style-name="ch8" chart:class="major"/>
          </chart:axis>
          <chart:series chart:style-name="ch9" chart:values-cell-range-address="Лист1.B4:Лист1.B14" chart:label-cell-address="Лист1.B2:Лист1.B2" chart:class="chart:line">
            <chart:data-point chart:repeated="11"/>
          </chart:series>
          <chart:series chart:style-name="ch10" chart:values-cell-range-address="Лист1.C4:Лист1.C14" chart:label-cell-address="Лист1.C2:Лист1.C2" chart:class="chart:line">
            <chart:data-point chart:repeated="11"/>
          </chart:series>
          <chart:series chart:style-name="ch11" chart:values-cell-range-address="Лист1.D4:Лист1.D14" chart:label-cell-address="Лист1.D2:Лист1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 0,95</text:p>
                <draw:g>
                  <svg:desc>Лист1.B2:Лист1.B2</svg:desc>
                </draw:g>
              </table:table-cell>
              <table:table-cell office:value-type="string">
                <text:p>Mu 0,97</text:p>
                <draw:g>
                  <svg:desc>Лист1.C2:Лист1.C2</svg:desc>
                </draw:g>
              </table:table-cell>
              <table:table-cell office:value-type="string">
                <text:p>Mu 0,99</text:p>
                <draw:g>
                  <svg:desc>Лист1.D2:Лист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4:Лист1.A14</svg:desc>
                </draw:g>
              </table:table-cell>
              <table:table-cell office:value-type="float" office:value="1">
                <text:p>1</text:p>
                <draw:g>
                  <svg:desc>Лист1.B4:Лист1.B14</svg:desc>
                </draw:g>
              </table:table-cell>
              <table:table-cell office:value-type="float" office:value="1">
                <text:p>1</text:p>
                <draw:g>
                  <svg:desc>Лист1.C4:Лист1.C14</svg:desc>
                </draw:g>
              </table:table-cell>
              <table:table-cell office:value-type="float" office:value="1">
                <text:p>1</text:p>
                <draw:g>
                  <svg:desc>Лист1.D4:Лист1.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2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7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84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82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80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76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975">
                <text:p>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0.942cm" xlink:href=".." xlink:type="simple" chart:class="chart:line" chart:style-name="ch1">
        <chart:legend chart:legend-position="end" svg:x="17.434cm" svg:y="4.425cm" style:legend-expansion="high" chart:style-name="ch2"/>
        <chart:plot-area chart:style-name="ch3" table:cell-range-address="Sheet5.H15:Sheet5.L26" chart:data-source-has-labels="both" svg:x="1.399cm" svg:y="0.218cm" svg:width="15.647cm" svg:height="9.525cm">
          <chartooo:coordinate-region svg:x="2.02cm" svg:y="0.417cm" svg:width="14.654cm" svg:height="8.679cm"/>
          <chart:axis chart:dimension="x" chart:name="primary-x" chart:style-name="ch4" chartooo:axis-type="auto">
            <chartooo:date-scale/>
            <chart:title svg:x="8.728cm" svg:y="9.961cm" chart:style-name="ch5">
              <text:p>Tiks, T</text:p>
            </chart:title>
            <chart:categories table:cell-range-address="Sheet5.H16:Sheet5.H26"/>
            <chart:grid chart:style-name="ch6" chart:class="major"/>
          </chart:axis>
          <chart:axis chart:dimension="y" chart:name="primary-y" chart:style-name="ch4">
            <chart:title svg:x="0.451cm" svg:y="6.056cm" chart:style-name="ch7">
              <text:p>Queue size, N</text:p>
            </chart:title>
            <chart:grid chart:style-name="ch6" chart:class="major"/>
          </chart:axis>
          <chart:series chart:style-name="ch8" chart:values-cell-range-address="Sheet5.I16:Sheet5.I26" chart:label-cell-address="Sheet5.I15:Sheet5.I15" chart:class="chart:line">
            <chart:data-point chart:repeated="11"/>
          </chart:series>
          <chart:series chart:style-name="ch9" chart:values-cell-range-address="Sheet5.J16:Sheet5.J26" chart:label-cell-address="Sheet5.J15:Sheet5.J15" chart:class="chart:line">
            <chart:data-point chart:repeated="11"/>
          </chart:series>
          <chart:series chart:style-name="ch10" chart:values-cell-range-address="Sheet5.K16:Sheet5.K26" chart:label-cell-address="Sheet5.K15:Sheet5.K15" chart:class="chart:line">
            <chart:data-point chart:repeated="11"/>
          </chart:series>
          <chart:series chart:style-name="ch11" chart:values-cell-range-address="Sheet5.L16:Sheet5.L26" chart:label-cell-address="Sheet5.L15:Sheet5.L1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97</text:p>
                <draw:g>
                  <svg:desc>Sheet5.I15:Sheet5.I15</svg:desc>
                </draw:g>
              </table:table-cell>
              <table:table-cell office:value-type="string">
                <text:p>1</text:p>
                <draw:g>
                  <svg:desc>Sheet5.J15:Sheet5.J15</svg:desc>
                </draw:g>
              </table:table-cell>
              <table:table-cell office:value-type="string">
                <text:p>1,1</text:p>
                <draw:g>
                  <svg:desc>Sheet5.K15:Sheet5.K15</svg:desc>
                </draw:g>
              </table:table-cell>
              <table:table-cell office:value-type="string">
                <text:p>1,5</text:p>
                <draw:g>
                  <svg:desc>Sheet5.L15:Sheet5.L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5.H16:Sheet5.H26</svg:desc>
                </draw:g>
              </table:table-cell>
              <table:table-cell office:value-type="float" office:value="1">
                <text:p>1</text:p>
                <draw:g>
                  <svg:desc>Sheet5.I16:Sheet5.I26</svg:desc>
                </draw:g>
              </table:table-cell>
              <table:table-cell office:value-type="float" office:value="0">
                <text:p>0</text:p>
                <draw:g>
                  <svg:desc>Sheet5.J16:Sheet5.J26</svg:desc>
                </draw:g>
              </table:table-cell>
              <table:table-cell office:value-type="float" office:value="0">
                <text:p>0</text:p>
                <draw:g>
                  <svg:desc>Sheet5.K16:Sheet5.K26</svg:desc>
                </draw:g>
              </table:table-cell>
              <table:table-cell office:value-type="float" office:value="1">
                <text:p>1</text:p>
                <draw:g>
                  <svg:desc>Sheet5.L16:Sheet5.L2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6">
                <text:p>56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7">
                <text:p>57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